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げんか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-LINK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合計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 table:number-rows-repeated="2"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アオノドン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BT4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基板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合計</text:p>
          </table:table-cell>
          <table:table-cell table:style-name="ce1" office:value-type="float" office:value="790" calcext:value-type="float">
            <text:p>7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腕時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基板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ED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ジョイスティック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電池ホルダー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Bシリアルアダプタ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ピンヘッダ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ピンソケット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抵抗付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ジャンパー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ベルト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タクトスイッチ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合計</text:p>
          </table:table-cell>
          <table:table-cell table:style-name="ce1" table:formula="of:=SUM([.D14:.D24])" office:value-type="float" office:value="1050" calcext:value-type="float">
            <text:p>10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KBONE工作キッ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ブレッドボード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抵抗付L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00/00/00</text:date>, <text:time style:data-style-name="N2" text:time-value="12:56:25.75603544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8:39:45.344076327</meta:creation-date>
    <meta:editing-duration>P1DT4H20M57S</meta:editing-duration>
    <meta:editing-cycles>3</meta:editing-cycles>
    <meta:generator>LibreOffice/5.1.6.2$Linux_X86_64 LibreOffice_project/10m0$Build-2</meta:generator>
    <dc:date>2018-07-30T07:08:00.302949031</dc:date>
    <meta:document-statistic meta:table-count="1" meta:cell-count="42" meta:object-count="0"/>
  </office:meta>
</office:document-meta>
</file>